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07in"/>
    </style:style>
    <style:style style:name="co2" style:family="table-column">
      <style:table-column-properties fo:break-before="auto" style:column-width="1.1819in"/>
    </style:style>
    <style:style style:name="co3" style:family="table-column">
      <style:table-column-properties fo:break-before="auto" style:column-width="1.4134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6937in"/>
    </style:style>
    <style:style style:name="co6" style:family="table-column">
      <style:table-column-properties fo:break-before="auto" style:column-width="1.3228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1.3618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7835in"/>
    </style:style>
    <style:style style:name="co11" style:family="table-column">
      <style:table-column-properties fo:break-before="auto" style:column-width="1.0409in"/>
    </style:style>
    <style:style style:name="co12" style:family="table-column">
      <style:table-column-properties fo:break-before="auto" style:column-width="0.7575in"/>
    </style:style>
    <style:style style:name="co13" style:family="table-column">
      <style:table-column-properties fo:break-before="auto" style:column-width="1.503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2016">
      <style:table-properties table:display="true" style:writing-mode="lr-tb"/>
    </style:style>
    <style:style style:name="ta2" style:family="table" style:master-page-name="PageStyle_5f_2017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52">
      <style:table-cell-properties style:rotation-align="none"/>
    </style:style>
    <style:style style:name="ce3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 style:data-style-name="N15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 style:data-style-name="N152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 style:data-style-name="N15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 style:data-style-name="N154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15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3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fo:background-color="#b2b2b2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6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1" table:default-cell-style-name="ce2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6371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 table:number-columns-spanned="6" table:number-rows-spanned="1"/>
          <table:covered-table-cell table:number-columns-repeated="5" table:style-name="ce3"/>
          <table:table-cell table:number-columns-repeated="16376"/>
        </table:table-row>
        <table:table-row table:style-name="ro2"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ate color</text:p>
          </table:table-cell>
          <table:table-cell table:style-name="ce11" office:value-type="string" calcext:value-type="string">
            <text:p>Length (hours)</text:p>
          </table:table-cell>
          <table:table-cell table:style-name="ce11" office:value-type="string" calcext:value-type="string">
            <text:p>PGR|PDRA|other</text:p>
          </table:table-cell>
          <table:table-cell table:style-name="ce11" office:value-type="string" calcext:value-type="string">
            <text:p>Thingy color</text:p>
          </table:table-cell>
          <table:table-cell table:style-name="ce11" office:value-type="string" calcext:value-type="string">
            <text:p>Delivered by</text:p>
          </table:table-cell>
          <table:table-cell table:style-name="ce11" office:value-type="string" calcext:value-type="string">
            <text:p>Delivered color</text:p>
          </table:table-cell>
          <table:table-cell table:number-columns-repeated="4"/>
          <table:table-cell>
            <draw:frame table:end-cell-address="'2016'.U20" table:end-x="0.2205in" table:end-y="0.0646in" draw:z-index="0" draw:name="Diagram 3" draw:style-name="gr1" draw:text-style-name="P1" svg:width="4.637in" svg:height="2.9984in" svg:x="0.3472in" svg:y="0.0909in">
              <draw:object draw:notify-on-update-of-ranges="'2016'.C32:'2016'.C60 '2016'.F32:'2016'.F6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1-12" calcext:value-type="date">
            <text:p>12 Jan</text:p>
          </table:table-cell>
          <table:table-cell table:style-name="ce5"/>
          <table:table-cell table:style-name="ce12" office:value-type="float" office:value="1.5" calcext:value-type="float">
            <text:p>1.5</text:p>
          </table:table-cell>
          <table:table-cell table:style-name="ce12" office:value-type="string" calcext:value-type="string">
            <text:p>45|0|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2-07" calcext:value-type="date">
            <text:p>7 Feb</text:p>
          </table:table-cell>
          <table:table-cell table:style-name="ce5" office:value-type="string" calcext:value-type="string">
            <text:p>Yellow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38|0|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" office:value-type="string" calcext:value-type="string">
            <text:p>Red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3-04" calcext:value-type="date">
            <text:p>4 Mar</text:p>
          </table:table-cell>
          <table:table-cell table:style-name="ce5" office:value-type="string" calcext:value-type="string">
            <text:p>Yellow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43|3|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" office:value-type="string" calcext:value-type="string">
            <text:p>Red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3-17" calcext:value-type="date">
            <text:p>17 Mar</text:p>
          </table:table-cell>
          <table:table-cell table:style-name="ce5"/>
          <table:table-cell table:style-name="ce12" office:value-type="float" office:value="1.5" calcext:value-type="float">
            <text:p>1.5</text:p>
          </table:table-cell>
          <table:table-cell table:style-name="ce12" office:value-type="string" calcext:value-type="string">
            <text:p>34|1|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style-name="Default"/>
          <table:table-cell table:number-columns-repeated="4"/>
          <table:table-cell table:style-name="ce15" office:value-type="string" calcext:value-type="string">
            <text:p>cancelled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3-21" calcext:value-type="date">
            <text:p>21 Mar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5|2|0</text:p>
          </table:table-cell>
          <table:table-cell table:style-name="ce12"/>
          <table:table-cell table:style-name="ce12" office:value-type="string" calcext:value-type="string">
            <text:p>DQ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3-23" calcext:value-type="date">
            <text:p>23 Mar</text:p>
          </table:table-cell>
          <table:table-cell table:style-name="ce5" office:value-type="string" calcext:value-type="string">
            <text:p>Grey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32|10|0</text:p>
          </table:table-cell>
          <table:table-cell table:style-name="ce12" office:value-type="string" calcext:value-type="string">
            <text:p>Grey</text:p>
          </table:table-cell>
          <table:table-cell table:style-name="ce12" office:value-type="string" calcext:value-type="string">
            <text:p>FG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4-19" calcext:value-type="date">
            <text:p>19 Apr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4|0|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4-30" calcext:value-type="date">
            <text:p>30 Apr</text:p>
          </table:table-cell>
          <table:table-cell table:style-name="ce5"/>
          <table:table-cell table:style-name="ce12" office:value-type="float" office:value="1.5" calcext:value-type="float">
            <text:p>1.5</text:p>
          </table:table-cell>
          <table:table-cell table:style-name="ce12" office:value-type="string" calcext:value-type="string">
            <text:p>37|0|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6-04" calcext:value-type="date">
            <text:p>4 Jun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45|0|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6-12" calcext:value-type="date">
            <text:p>12 Jun</text:p>
          </table:table-cell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36|0|0</text:p>
          </table:table-cell>
          <table:table-cell table:style-name="ce12"/>
          <table:table-cell table:style-name="ce12" office:value-type="string" calcext:value-type="string">
            <text:p>DQ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6-22" calcext:value-type="date">
            <text:p>22 Jun</text:p>
          </table:table-cell>
          <table:table-cell table:style-name="ce5"/>
          <table:table-cell table:style-name="ce12" office:value-type="float" office:value="1.5" calcext:value-type="float">
            <text:p>1.5</text:p>
          </table:table-cell>
          <table:table-cell table:style-name="ce12" office:value-type="string" calcext:value-type="string">
            <text:p>38|0|0</text:p>
          </table:table-cell>
          <table:table-cell table:style-name="ce12"/>
          <table:table-cell table:style-name="ce12" office:value-type="string" calcext:value-type="string">
            <text:p>DQ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6-25" calcext:value-type="date">
            <text:p>25 Jun</text:p>
          </table:table-cell>
          <table:table-cell table:style-name="ce5" office:value-type="string" calcext:value-type="string">
            <text:p>Yel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|4|0</text:p>
          </table:table-cell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GH</text:p>
          </table:table-cell>
          <table:table-cell table:style-name="ce1" office:value-type="string" calcext:value-type="string">
            <text:p>Red</text:p>
          </table:table-cell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6-30" calcext:value-type="date">
            <text:p>30 Jun</text:p>
          </table:table-cell>
          <table:table-cell table:style-name="ce5"/>
          <table:table-cell table:style-name="ce12" office:value-type="float" office:value="1.5" calcext:value-type="float">
            <text:p>1.5</text:p>
          </table:table-cell>
          <table:table-cell table:style-name="ce12" office:value-type="string" calcext:value-type="string">
            <text:p>44|3|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7-01" calcext:value-type="date">
            <text:p>1 Jul</text:p>
          </table:table-cell>
          <table:table-cell table:style-name="ce5"/>
          <table:table-cell table:style-name="ce12" office:value-type="float" office:value="1.5" calcext:value-type="float">
            <text:p>1.5</text:p>
          </table:table-cell>
          <table:table-cell table:style-name="ce12" office:value-type="string" calcext:value-type="string">
            <text:p>40|0|4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7-06" calcext:value-type="date">
            <text:p>6 Jul</text:p>
          </table:table-cell>
          <table:table-cell table:style-name="ce5"/>
          <table:table-cell table:style-name="ce12" office:value-type="float" office:value="1.5" calcext:value-type="float">
            <text:p>1.5</text:p>
          </table:table-cell>
          <table:table-cell table:style-name="ce12" office:value-type="string" calcext:value-type="string">
            <text:p>21|0|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7-07" calcext:value-type="date">
            <text:p>7 Jul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7|4|1</text:p>
          </table:table-cell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DQ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7-09" calcext:value-type="date">
            <text:p>9 Jul</text:p>
          </table:table-cell>
          <table:table-cell table:style-name="ce5" office:value-type="string" calcext:value-type="string">
            <text:p>Yel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9|7|0</text:p>
          </table:table-cell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GH</text:p>
          </table:table-cell>
          <table:table-cell table:style-name="ce1" office:value-type="string" calcext:value-type="string">
            <text:p>Red</text:p>
          </table:table-cell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7-30" calcext:value-type="date">
            <text:p>30 Jul</text:p>
          </table:table-cell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2|3|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8-29" calcext:value-type="date">
            <text:p>29 Aug</text:p>
          </table:table-cell>
          <table:table-cell table:style-name="ce5"/>
          <table:table-cell table:style-name="ce12" office:value-type="float" office:value="1.5" calcext:value-type="float">
            <text:p>1.5</text:p>
          </table:table-cell>
          <table:table-cell table:style-name="ce12" office:value-type="string" calcext:value-type="string">
            <text:p>22|4|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" office:value-type="string" calcext:value-type="string">
            <text:p>Red</text:p>
          </table:table-cell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9-10" calcext:value-type="date">
            <text:p>10 Sep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8|0|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style-name="Default"/>
          <table:table-cell table:number-columns-repeated="3"/>
          <table:table-cell>
            <draw:frame table:end-cell-address="'2016'.U40" table:end-x="0.3217in" table:end-y="0.052in" draw:z-index="1" draw:name="Diagram 4" draw:style-name="gr1" draw:text-style-name="P1" svg:width="4.637in" svg:height="3.0051in" svg:x="0.4484in" svg:y="0.0571in">
              <draw:object draw:notify-on-update-of-ranges="'2016'.C31:'2016'.C31 '2016'.F4:'2016'.F30 '2016'.F31:'2016'.F3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9-21" calcext:value-type="date">
            <text:p>21 Sep</text:p>
          </table:table-cell>
          <table:table-cell table:style-name="ce5" office:value-type="string" calcext:value-type="string">
            <text:p>Gre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1|0|0</text:p>
          </table:table-cell>
          <table:table-cell table:style-name="ce12" office:value-type="string" calcext:value-type="string">
            <text:p>Grey</text:p>
          </table:table-cell>
          <table:table-cell table:style-name="ce12" office:value-type="string" calcext:value-type="string">
            <text:p>GH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0-01" calcext:value-type="date">
            <text:p>1 Oct</text:p>
          </table:table-cell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6|9|5</text:p>
          </table:table-cell>
          <table:table-cell table:style-name="ce12"/>
          <table:table-cell table:style-name="ce12" office:value-type="string" calcext:value-type="string">
            <text:p>DQ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0-25" calcext:value-type="date">
            <text:p>25 Oct</text:p>
          </table:table-cell>
          <table:table-cell table:style-name="ce5"/>
          <table:table-cell table:style-name="ce12" office:value-type="float" office:value="1.5" calcext:value-type="float">
            <text:p>1.5</text:p>
          </table:table-cell>
          <table:table-cell table:style-name="ce12" office:value-type="string" calcext:value-type="string">
            <text:p>20|4|0</text:p>
          </table:table-cell>
          <table:table-cell table:style-name="ce12"/>
          <table:table-cell table:style-name="ce12" office:value-type="string" calcext:value-type="string">
            <text:p>DQ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1-04" calcext:value-type="date">
            <text:p>4 Nov</text:p>
          </table:table-cell>
          <table:table-cell table:style-name="ce5"/>
          <table:table-cell table:style-name="ce12" office:value-type="float" office:value="1.5" calcext:value-type="float">
            <text:p>1.5</text:p>
          </table:table-cell>
          <table:table-cell table:style-name="ce12" office:value-type="string" calcext:value-type="string">
            <text:p>38|5|5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1-05" calcext:value-type="date">
            <text:p>5 Nov</text:p>
          </table:table-cell>
          <table:table-cell table:style-name="ce5" office:value-type="string" calcext:value-type="string">
            <text:p>Yellow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40|0|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" office:value-type="string" calcext:value-type="string">
            <text:p>Red</text:p>
          </table:table-cell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1-08" calcext:value-type="date">
            <text:p>8 Nov</text:p>
          </table:table-cell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2|7|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2-01" calcext:value-type="date">
            <text:p>1 Dec</text:p>
          </table:table-cell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41|6|0</text:p>
          </table:table-cell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DQ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2-19" calcext:value-type="date">
            <text:p>19 Dec</text:p>
          </table:table-cell>
          <table:table-cell table:style-name="ce5" office:value-type="string" calcext:value-type="string">
            <text:p>Yellow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39|9|1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" office:value-type="string" calcext:value-type="string">
            <text:p>Red</text:p>
          </table:table-cell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1-08" calcext:value-type="date">
            <text:p>8 Jan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1-13" calcext:value-type="date">
            <text:p>13 Jan</text:p>
          </table:table-cell>
          <table:table-cell table:style-name="ce5"/>
          <table:table-cell table:style-name="ce12" office:value-type="string" calcext:value-type="string">
            <text:p>1 hour</text:p>
          </table:table-cell>
          <table:table-cell table:style-name="ce12" office:value-type="float" office:value="21" calcext:value-type="float">
            <text:p>21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 office:value-type="string" calcext:value-type="string">
            <text:p>Yellow</text:p>
          </table:table-cell>
          <table:table-cell table:style-name="Default"/>
          <table:table-cell table:number-columns-repeated="16374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1-22" calcext:value-type="date">
            <text:p>22 Jan</text:p>
          </table:table-cell>
          <table:table-cell table:style-name="ce5"/>
          <table:table-cell table:style-name="ce12" office:value-type="string" calcext:value-type="string">
            <text:p>1 hour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 office:value-type="string" calcext:value-type="string">
            <text:p>Yellow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2-02" calcext:value-type="date">
            <text:p>2 Feb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36" calcext:value-type="float">
            <text:p>36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 office:value-type="string" calcext:value-type="string">
            <text:p>Yellow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2-03" calcext:value-type="date">
            <text:p>3 Feb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 office:value-type="string" calcext:value-type="string">
            <text:p>Yellow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2-03" calcext:value-type="date">
            <text:p>3 Feb</text:p>
          </table:table-cell>
          <table:table-cell table:style-name="ce5"/>
          <table:table-cell table:style-name="ce12" office:value-type="string" calcext:value-type="string">
            <text:p>1 hours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 office:value-type="string" calcext:value-type="string">
            <text:p>Yellow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3-19" calcext:value-type="date">
            <text:p>19 Mar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33" calcext:value-type="float">
            <text:p>33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3-19" calcext:value-type="date">
            <text:p>19 Mar</text:p>
          </table:table-cell>
          <table:table-cell table:style-name="ce5"/>
          <table:table-cell table:style-name="ce12" office:value-type="string" calcext:value-type="string">
            <text:p>1 hour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Light green</text:p>
          </table:table-cell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4-04" calcext:value-type="date">
            <text:p>4 Apr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21" calcext:value-type="float">
            <text:p>21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5-05" calcext:value-type="date">
            <text:p>5 May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25" calcext:value-type="float">
            <text:p>25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5-18" calcext:value-type="date">
            <text:p>18 May</text:p>
          </table:table-cell>
          <table:table-cell table:style-name="ce5" office:value-type="string" calcext:value-type="string">
            <text:p>Grey</text:p>
          </table:table-cell>
          <table:table-cell table:style-name="ce12" office:value-type="string" calcext:value-type="string">
            <text:p>1 hour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Grey</text:p>
          </table:table-cell>
          <table:table-cell table:style-name="ce12" office:value-type="string" calcext:value-type="string">
            <text:p>JM</text:p>
          </table:table-cell>
          <table:table-cell table:style-name="ce1" office:value-type="string" calcext:value-type="string">
            <text:p>Grey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5-19" calcext:value-type="date">
            <text:p>19 May</text:p>
          </table:table-cell>
          <table:table-cell table:style-name="ce5" office:value-type="string" calcext:value-type="string">
            <text:p>Grey</text:p>
          </table:table-cell>
          <table:table-cell table:style-name="ce12" office:value-type="string" calcext:value-type="string">
            <text:p>1.5 hour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Grey</text:p>
          </table:table-cell>
          <table:table-cell table:style-name="ce12" office:value-type="string" calcext:value-type="string">
            <text:p>FG</text:p>
          </table:table-cell>
          <table:table-cell table:style-name="ce1" office:value-type="string" calcext:value-type="string">
            <text:p>Grey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5-21" calcext:value-type="date">
            <text:p>21 May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21" calcext:value-type="float">
            <text:p>21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6-14" calcext:value-type="date">
            <text:p>14 Jun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6-18" calcext:value-type="date">
            <text:p>18 Jun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25" calcext:value-type="float">
            <text:p>25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7-04" calcext:value-type="date">
            <text:p>4 Jul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Light green</text:p>
          </table:table-cell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7-06" calcext:value-type="date">
            <text:p>6 Jul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Light green</text:p>
          </table:table-cell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7-10" calcext:value-type="date">
            <text:p>10 Jul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8-03" calcext:value-type="date">
            <text:p>3 Aug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28" calcext:value-type="float">
            <text:p>28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8-20" calcext:value-type="date">
            <text:p>20 Aug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32" calcext:value-type="float">
            <text:p>32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8-26" calcext:value-type="date">
            <text:p>26 Aug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25" calcext:value-type="float">
            <text:p>25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08-28" calcext:value-type="date">
            <text:p>28 Aug</text:p>
          </table:table-cell>
          <table:table-cell table:style-name="ce5" office:value-type="string" calcext:value-type="string">
            <text:p>Grey</text:p>
          </table:table-cell>
          <table:table-cell table:style-name="ce12" office:value-type="string" calcext:value-type="string">
            <text:p>1.5 hours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Grey</text:p>
          </table:table-cell>
          <table:table-cell table:style-name="ce12" office:value-type="string" calcext:value-type="string">
            <text:p>FG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0-01" calcext:value-type="date">
            <text:p>1 Oct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1-15" calcext:value-type="date">
            <text:p>15 Nov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1-15" calcext:value-type="date">
            <text:p>15 Nov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2-02" calcext:value-type="date">
            <text:p>2 Dec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2-07" calcext:value-type="date">
            <text:p>7 Dec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23" calcext:value-type="float">
            <text:p>23</text:p>
          </table:table-cell>
          <table:table-cell table:style-name="ce12"/>
          <table:table-cell table:style-name="ce12" office:value-type="string" calcext:value-type="string">
            <text:p>JM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2-11" calcext:value-type="date">
            <text:p>11 Dec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Open Acc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5" office:value-type="date" office:date-value="2016-12-19" calcext:value-type="date">
            <text:p>19 Dec</text:p>
          </table:table-cell>
          <table:table-cell table:style-name="ce5"/>
          <table:table-cell table:style-name="ce12" office:value-type="string" calcext:value-type="string">
            <text:p>1.5 hours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"/>
          <table:table-cell table:number-columns-repeated="16375"/>
        </table:table-row>
        <table:table-row table:style-name="ro2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6" office:value-type="date" office:date-value="2017-02-04" calcext:value-type="date">
            <text:p>4 Feb</text:p>
          </table:table-cell>
          <table:table-cell table:style-name="ce6"/>
          <table:table-cell table:style-name="ce7" office:value-type="float" office:value="1.5" calcext:value-type="float">
            <text:p>1.5</text:p>
          </table:table-cell>
          <table:table-cell table:style-name="ce13" table:number-columns-repeated="2"/>
          <table:table-cell table:style-name="ce10" office:value-type="string" calcext:value-type="string">
            <text:p>GQ</text:p>
          </table:table-cell>
          <table:table-cell table:style-name="ce1"/>
          <table:table-cell table:number-columns-repeated="16375"/>
        </table:table-row>
        <table:table-row table:style-name="ro2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7" office:value-type="string" calcext:value-type="string">
            <text:p>7/8 Feb</text:p>
          </table:table-cell>
          <table:table-cell table:style-name="ce7" table:number-columns-repeated="2"/>
          <table:table-cell table:style-name="ce13" table:number-columns-repeated="2"/>
          <table:table-cell table:style-name="ce10" office:value-type="string" calcext:value-type="string">
            <text:p>GQ</text:p>
          </table:table-cell>
          <table:table-cell table:style-name="ce1"/>
          <table:table-cell table:number-columns-repeated="16375"/>
        </table:table-row>
        <table:table-row table:style-name="ro2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8" office:value-type="date" office:date-value="1970-02-20" calcext:value-type="date">
            <text:p>20 Feb </text:p>
          </table:table-cell>
          <table:table-cell table:style-name="ce8"/>
          <table:table-cell table:style-name="ce10"/>
          <table:table-cell table:style-name="ce13" table:number-columns-repeated="2"/>
          <table:table-cell table:style-name="ce10" office:value-type="string" calcext:value-type="string">
            <text:p>GQ &amp; DF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3-03" calcext:value-type="date">
            <text:p>03/03/17</text:p>
          </table:table-cell>
          <table:table-cell table:style-name="ce9"/>
          <table:table-cell table:style-name="ce10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Red</text:p>
          </table:table-cell>
          <table:table-cell table:style-name="ce10" office:value-type="string" calcext:value-type="string">
            <text:p>DF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3-04" calcext:value-type="date">
            <text:p>04/03/17</text:p>
          </table:table-cell>
          <table:table-cell table:style-name="ce9"/>
          <table:table-cell table:style-name="ce10" office:value-type="float" office:value="2" calcext:value-type="float">
            <text:p>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Yellow</text:p>
          </table:table-cell>
          <table:table-cell table:style-name="ce10" office:value-type="string" calcext:value-type="string">
            <text:p>DF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4-08" calcext:value-type="date">
            <text:p>08/04/17</text:p>
          </table:table-cell>
          <table:table-cell table:style-name="ce9"/>
          <table:table-cell table:style-name="ce10" office:value-type="float" office:value="2" calcext:value-type="float">
            <text:p>2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Yellow</text:p>
          </table:table-cell>
          <table:table-cell table:style-name="ce10" office:value-type="string" calcext:value-type="string">
            <text:p>DF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5-26" calcext:value-type="date">
            <text:p>26/05/17</text:p>
          </table:table-cell>
          <table:table-cell table:style-name="ce9"/>
          <table:table-cell table:style-name="ce10" office:value-type="float" office:value="2" calcext:value-type="float">
            <text:p>2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Yellow</text:p>
          </table:table-cell>
          <table:table-cell table:style-name="ce10" office:value-type="string" calcext:value-type="string">
            <text:p>DF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10" office:value-type="string" calcext:value-type="string">
            <text:p>2 June?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Yellow</text:p>
          </table:table-cell>
          <table:table-cell table:style-name="ce10" office:value-type="string" calcext:value-type="string">
            <text:p>DF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10" office:value-type="string" calcext:value-type="string">
            <text:p>3 June?</text:p>
          </table:table-cell>
          <table:table-cell table:style-name="ce10"/>
          <table:table-cell table:style-name="ce10" office:value-type="float" office:value="1.5" calcext:value-type="float">
            <text:p>1.5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Red</text:p>
          </table:table-cell>
          <table:table-cell table:style-name="ce10" office:value-type="string" calcext:value-type="string">
            <text:p>DF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1-16" calcext:value-type="date">
            <text:p>16/01/17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12"/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JM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2-05" calcext:value-type="date">
            <text:p>05/02/17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JM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2-17" calcext:value-type="date">
            <text:p>17/02/17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style-name="ce12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G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3-07" calcext:value-type="date">
            <text:p>07/03/17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27" calcext:value-type="float">
            <text:p>27</text:p>
          </table:table-cell>
          <table:table-cell table:style-name="ce12"/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JM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3-29" calcext:value-type="date">
            <text:p>29/03/17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32" calcext:value-type="float">
            <text:p>32</text:p>
          </table:table-cell>
          <table:table-cell table:style-name="ce12"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PG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4-02" calcext:value-type="date">
            <text:p>02/04/17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2" office:value-type="string" calcext:value-type="string">
            <text:p>Grey</text:p>
          </table:table-cell>
          <table:table-cell table:style-name="ce10"/>
          <table:table-cell table:style-name="ce10" office:value-type="string" calcext:value-type="string">
            <text:p>PG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4-24" calcext:value-type="date">
            <text:p>24/04/17</text:p>
          </table:table-cell>
          <table:table-cell table:style-name="ce9"/>
          <table:table-cell table:style-name="ce10" office:value-type="float" office:value="2" calcext:value-type="float">
            <text:p>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Red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JM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5-25" calcext:value-type="date">
            <text:p>25/05/17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43" calcext:value-type="float">
            <text:p>43</text:p>
          </table:table-cell>
          <table:table-cell table:style-name="ce12"/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PG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RDM</text:p>
          </table:table-cell>
          <table:table-cell table:style-name="ce1" office:value-type="float" office:value="2017" calcext:value-type="float">
            <text:p>2017</text:p>
          </table:table-cell>
          <table:table-cell table:style-name="ce9" office:value-type="date" office:date-value="2017-06-16" calcext:value-type="date">
            <text:p>16/06/17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Red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JM</text:p>
          </table:table-cell>
          <table:table-cell table:number-columns-repeated="16375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7" table:style-name="ta2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16"/>
        <table:table-column table:style-name="co12" table:number-columns-repeated="15" table:default-cell-style-name="ce16"/>
        <table:table-column table:style-name="co13" table:number-columns-repeated="998" table:default-cell-style-name="Default"/>
        <table:table-column table:style-name="co1" table:number-columns-repeated="15359" table:default-cell-style-name="Default"/>
        <table:table-row table:style-name="ro3">
          <table:table-cell/>
          <table:table-cell table:style-name="ce17" table:number-columns-repeated="11"/>
          <table:table-cell table:number-columns-repeated="16372"/>
        </table:table-row>
        <table:table-row table:style-name="ro3">
          <table:table-cell/>
          <table:table-cell table:style-name="ce18" office:value-type="string" calcext:value-type="string" table:number-columns-spanned="4" table:number-rows-spanned="1">
            <text:p>RDM training</text:p>
          </table:table-cell>
          <table:covered-table-cell table:number-columns-repeated="3" table:style-name="ce18"/>
          <table:table-cell table:style-name="ce17"/>
          <table:table-cell table:style-name="ce18" office:value-type="string" calcext:value-type="string" table:number-columns-spanned="5" table:number-rows-spanned="1">
            <text:p>Open Access training</text:p>
          </table:table-cell>
          <table:covered-table-cell table:number-columns-repeated="4" table:style-name="ce18"/>
          <table:table-cell table:style-name="ce17"/>
          <table:table-cell table:number-columns-repeated="16372"/>
        </table:table-row>
        <table:table-row table:style-name="ro3">
          <table:table-cell/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Length (hours)</text:p>
          </table:table-cell>
          <table:table-cell table:style-name="ce20" office:value-type="string" calcext:value-type="string">
            <text:p>Attendees</text:p>
          </table:table-cell>
          <table:table-cell table:style-name="ce19" office:value-type="string" calcext:value-type="string">
            <text:p>Delivered by</text:p>
          </table:table-cell>
          <table:table-cell table:style-name="ce17"/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Length (hours)</text:p>
          </table:table-cell>
          <table:table-cell table:style-name="ce21" office:value-type="string" calcext:value-type="string">
            <text:p>Registered</text:p>
          </table:table-cell>
          <table:table-cell table:style-name="ce21" office:value-type="string" calcext:value-type="string">
            <text:p>Attended</text:p>
          </table:table-cell>
          <table:table-cell table:style-name="ce21" office:value-type="string" calcext:value-type="string">
            <text:p>Delivered by</text:p>
          </table:table-cell>
          <table:table-cell table:style-name="ce17"/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 table:number-rows-repeated="2">
          <table:table-cell table:number-columns-repeated="16384"/>
        </table:table-row>
        <table:table-row table:style-name="ro4" table:number-rows-repeated="6">
          <table:table-cell table:number-columns-repeated="16384"/>
        </table:table-row>
        <table:table-row table:style-name="ro4" table:number-rows-repeated="2">
          <table:table-cell/>
          <table:table-cell table:style-name="ce16" table:number-columns-repeated="4"/>
          <table:table-cell/>
          <table:table-cell table:style-name="ce16" table:number-columns-repeated="5"/>
          <table:table-cell table:number-columns-repeated="16373"/>
        </table:table-row>
        <table:table-row table:style-name="ro4">
          <table:table-cell/>
          <table:table-cell table:style-name="ce16" table:number-columns-repeated="4"/>
          <table:table-cell/>
          <table:table-cell table:style-name="ce22"/>
          <table:table-cell table:style-name="ce16" office:value-type="string" calcext:value-type="string">
            <text:p>← indicates cancelled event</text:p>
          </table:table-cell>
          <table:table-cell table:style-name="ce16" table:number-columns-repeated="3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 </number:text>
      <number:month number:textual="true"/>
    </number:date-style>
    <number:date-style style:name="N153">
      <number:day number:style="long"/>
      <number:text>/</number:text>
      <number:month number:style="long"/>
      <number:text>/</number:text>
      <number:year/>
    </number:date-style>
    <number:date-style style:name="N154">
      <number:day/>
      <number:text> </number:text>
      <number:month number:textual="true"/>
      <number:text> </number:text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-te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6" style:display-name="PageStyle_2016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2017" style:display-name="PageStyle_201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</meta:editing-cycles>
    <meta:creation-date>2019-05-31T15:15:53</meta:creation-date>
    <dc:date>2026-03-17T14:06:40.657652224</dc:date>
    <dc:language>en-GB</dc:language>
    <meta:editing-duration>PT47M37S</meta:editing-duration>
    <meta:generator>LibreOffice/24.2.7.2$Linux_X86_64 LibreOffice_project/420$Build-2</meta:generator>
    <meta:document-statistic meta:table-count="2" meta:cell-count="523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52">
      <number:day/>
      <number:text> </number:text>
      <number:month number:textual="true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sv" fo:country="SE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52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779cm" svg:height="7.691cm" xlink:href=".." xlink:type="simple" chart:class="chart:bar" chart:style-name="ch1">
        <chart:title svg:x="4.794cm" svg:y="0.289cm" chart:style-name="ch2">
          <text:p>Attendees</text:p>
        </chart:title>
        <chart:plot-area chart:style-name="ch3" table:cell-range-address="'2016'.C32:'2016'.C60 '2016'.F32:'2016'.F60" chart:data-source-has-labels="column" svg:x="0.235cm" svg:y="1.331cm" svg:width="11.309cm" svg:height="6.207cm">
          <chart:coordinate-region svg:x="0.806cm" svg:y="1.522cm" svg:width="10.738cm" svg:height="4.823cm"/>
          <chart:axis chart:dimension="x" chart:name="primary-x" chart:style-name="ch4" chartooo:axis-type="date">
            <chartooo:date-scale chart:base-time-unit="days"/>
            <chart:categories table:cell-range-address="'2016'.C32:'2016'.C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6'.F32:'2016'.F60" chart:class="chart:bar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2377">
                <text:p>42377</text:p>
                <draw:g>
                  <svg:desc>'2016'.C32:'2016'.C60</svg:desc>
                </draw:g>
              </table:table-cell>
              <table:table-cell office:value-type="float" office:value="20">
                <text:p>20</text:p>
                <draw:g>
                  <svg:desc>'2016'.F32:'2016'.F60</svg:desc>
                </draw:g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391">
                <text:p>423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402">
                <text:p>424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448">
                <text:p>424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448">
                <text:p>424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511">
                <text:p>425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539">
                <text:p>425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555">
                <text:p>425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602">
                <text:p>426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608">
                <text:p>426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23">
                <text:p>42723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52">
      <number:day/>
      <number:text> </number:text>
      <number:month number:textual="true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52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779cm" svg:height="7.634cm" xlink:href=".." xlink:type="simple" chart:class="chart:bar" chart:style-name="ch1">
        <chart:title svg:x="5.091cm" svg:y="0.288cm" chart:style-name="ch2">
          <text:p>45|0|0</text:p>
        </chart:title>
        <chart:plot-area chart:style-name="ch3" table:cell-range-address="'2016'.C31:'2016'.C31 '2016'.F4:'2016'.F31" chart:data-source-has-labels="both" svg:x="0.274cm" svg:y="3.712cm" svg:width="10.979cm" svg:height="3.909cm">
          <chart:coordinate-region svg:x="0.693cm" svg:y="3.903cm" svg:width="10.56cm" svg:height="3.087cm"/>
          <chart:axis chart:dimension="x" chart:name="primary-x" chart:style-name="ch4" chartooo:axis-type="date">
            <chartooo:date-scale chart:base-time-unit="days"/>
            <chart:categories table:cell-range-address="'2016'.C31:'2016'.C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6'.F31:'2016'.F31" chart:label-cell-address="'2016'.F4:'2016'.F30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5|0|0 38|0|0 43|3|0 34|1|0 25|2|0 32|10|0 34|0|0 37|0|0 45|0|0 36|0|0 38|0|0 35|4|0 44|3|0 40|0|4 21|0|0 37|4|1 29|7|0 22|3|0 22|4|0 38|0|0 31|0|0 26|9|5 20|4|0 38|5|5 40|0|0 22|7|0 41|6|0</text:p>
                <text:list>
                  <text:list-item>
                    <text:p>45|0|0</text:p>
                  </text:list-item>
                  <text:list-item>
                    <text:p>38|0|0</text:p>
                  </text:list-item>
                  <text:list-item>
                    <text:p>43|3|0</text:p>
                  </text:list-item>
                  <text:list-item>
                    <text:p>34|1|0</text:p>
                  </text:list-item>
                  <text:list-item>
                    <text:p>25|2|0</text:p>
                  </text:list-item>
                  <text:list-item>
                    <text:p>32|10|0</text:p>
                  </text:list-item>
                  <text:list-item>
                    <text:p>34|0|0</text:p>
                  </text:list-item>
                  <text:list-item>
                    <text:p>37|0|0</text:p>
                  </text:list-item>
                  <text:list-item>
                    <text:p>45|0|0</text:p>
                  </text:list-item>
                  <text:list-item>
                    <text:p>36|0|0</text:p>
                  </text:list-item>
                  <text:list-item>
                    <text:p>38|0|0</text:p>
                  </text:list-item>
                  <text:list-item>
                    <text:p>35|4|0</text:p>
                  </text:list-item>
                  <text:list-item>
                    <text:p>44|3|0</text:p>
                  </text:list-item>
                  <text:list-item>
                    <text:p>40|0|4</text:p>
                  </text:list-item>
                  <text:list-item>
                    <text:p>21|0|0</text:p>
                  </text:list-item>
                  <text:list-item>
                    <text:p>37|4|1</text:p>
                  </text:list-item>
                  <text:list-item>
                    <text:p>29|7|0</text:p>
                  </text:list-item>
                  <text:list-item>
                    <text:p>22|3|0</text:p>
                  </text:list-item>
                  <text:list-item>
                    <text:p>22|4|0</text:p>
                  </text:list-item>
                  <text:list-item>
                    <text:p>38|0|0</text:p>
                  </text:list-item>
                  <text:list-item>
                    <text:p>31|0|0</text:p>
                  </text:list-item>
                  <text:list-item>
                    <text:p>26|9|5</text:p>
                  </text:list-item>
                  <text:list-item>
                    <text:p>20|4|0</text:p>
                  </text:list-item>
                  <text:list-item>
                    <text:p>38|5|5</text:p>
                  </text:list-item>
                  <text:list-item>
                    <text:p>40|0|0</text:p>
                  </text:list-item>
                  <text:list-item>
                    <text:p>22|7|0</text:p>
                  </text:list-item>
                  <text:list-item>
                    <text:p>41|6|0</text:p>
                  </text:list-item>
                </text:list>
                <draw:g>
                  <svg:desc>'2016'.F4:'2016'.F30</svg:desc>
                </draw:g>
              </table:table-cell>
            </table:table-row>
          </table:table-header-rows>
          <table:table-rows>
            <table:table-row>
              <table:table-cell office:value-type="float" office:value="42723">
                <text:p>42723</text:p>
                <draw:g>
                  <svg:desc>'2016'.C31:'2016'.C31</svg:desc>
                </draw:g>
              </table:table-cell>
              <table:table-cell office:value-type="float" office:value="NaN">
                <text:p>NaN</text:p>
                <draw:g>
                  <svg:desc>'2016'.F31:'2016'.F3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